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1a0717"/>
    </style:style>
    <style:style style:name="T2" style:family="text">
      <style:text-properties officeooo:rsid="001cb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Coffee, Tea and<text:line-break/> <text:s/>Suppl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10-05T18:59:52.615285517</meta:print-date>
    <dc:date>2019-10-05T19:00:44.229251729</dc:date>
    <meta:editing-duration>PT18M34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4" meta:character-count="27" meta:non-whitespace-character-count="21"/>
  </office:meta>
</office:document-meta>
</file>